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f33e"/>
    </style:style>
    <style:style style:name="P2" style:family="paragraph" style:parent-style-name="Standard">
      <style:text-properties fo:language="ru" fo:country="RU" officeooo:rsid="0003f33e" officeooo:paragraph-rsid="0003f33e"/>
    </style:style>
    <style:style style:name="T1" style:family="text">
      <style:text-properties officeooo:rsid="0003f33e"/>
    </style:style>
    <style:style style:name="T2" style:family="text">
      <style:text-properties fo:language="ru" fo:country="RU" officeooo:rsid="0003f3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ля печати:</text:p>
      <text:p text:style-name="P2"/>
      <text:p text:style-name="P2">1. Ставим пакет <text:s/>- apt-get install libcupsimage2</text:p>
      <text:p text:style-name="P2"/>
      <text:p text:style-name="P1"><text:span text:style-name="T2">2. Ищем драйвер – </text:span>pantum_1_1_101-1_amd64.<text:span text:style-name="T1">zip на сайте Pantum, распаковываем, запускаем.</text:span></text:p>
      <text:p text:style-name="P2"/>
      <text:p text:style-name="P2">Открываем системную панель — принтеры, <text:s/>подключаем по USB принтер, добавляем принтер : <text:s/>раздел Pantum , принтер — Pantum P3010D</text:p>
      <text:p text:style-name="P2">ВАЖНО!!! Драйвер должен быть не 2007, а именно такой, иначе не работает.</text:p>
      <text:p text:style-name="P2">Все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3-09-02T20:37:29.079886921</dc:date>
    <meta:editing-duration>PT9M20S</meta:editing-duration>
    <meta:editing-cycles>3</meta:editing-cycles>
    <meta:document-statistic meta:table-count="0" meta:image-count="0" meta:object-count="0" meta:page-count="1" meta:paragraph-count="6" meta:word-count="48" meta:character-count="349" meta:non-whitespace-character-count="301"/>
  </office:meta>
</office:document-meta>
</file>